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tcco202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72" calcext:value-type="float">
            <text:p>72</text:p>
          </table:table-cell>
          <table:table-cell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office:value-type="float" office:value="863" calcext:value-type="float">
            <text:p>86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BS</text:p>
          </table:table-cell>
          <table:table-cell table:style-name="Default" office:value-type="string" calcext:value-type="string">
            <text:p>hora_proces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chip</text:p>
          </table:table-cell>
          <table:table-cell office:value-type="string" calcext:value-type="string">
            <text:p>Asistido-Valido</text:p>
          </table:table-cell>
          <table:table-cell office:value-type="string" calcext:value-type="string">
            <text:p>Cantado</text:p>
          </table:table-cell>
          <table:table-cell office:value-type="string" calcext:value-type="string">
            <text:p>Troque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21:05:02</text:p>
          </table:table-cell>
          <table:table-cell office:value-type="float" office:value="652" calcext:value-type="float">
            <text:p>652</text:p>
          </table:table-cell>
          <table:table-cell table:number-columns-repeated="6"/>
          <table:table-cell office:value-type="string" calcext:value-type="string">
            <text:p>https://cutralco.datosoficiales.com/resultados/CC/5/652/INT.j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40:01</text:p>
          </table:table-cell>
          <table:table-cell office:value-type="float" office:value="653" calcext:value-type="float">
            <text:p>653</text:p>
          </table:table-cell>
          <table:table-cell table:number-columns-repeated="6"/>
          <table:table-cell office:value-type="string" calcext:value-type="string">
            <text:p>https://cutralco.datosoficiales.com/resultados/CC/5/653/INT.j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0:01</text:p>
          </table:table-cell>
          <table:table-cell office:value-type="float" office:value="654" calcext:value-type="float">
            <text:p>654</text:p>
          </table:table-cell>
          <table:table-cell table:number-columns-repeated="6"/>
          <table:table-cell office:value-type="string" calcext:value-type="string">
            <text:p>https://cutralco.datosoficiales.com/resultados/CC/5/654/INT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655" calcext:value-type="float">
            <text:p>655</text:p>
          </table:table-cell>
          <table:table-cell table:number-columns-repeated="6"/>
          <table:table-cell office:value-type="string" calcext:value-type="string">
            <text:p>https://cutralco.datosoficiales.com/resultados/CC/5/655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10:01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5/656/INT.j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7-23 19:35:01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cutralco.datosoficiales.com/resultados/CC/3/657/INT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59" calcext:value-type="float">
            <text:p>659</text:p>
          </table:table-cell>
          <table:table-cell table:number-columns-repeated="6"/>
          <table:table-cell office:value-type="string" calcext:value-type="string">
            <text:p>https://cutralco.datosoficiales.com/resultados/CC/3/659/INT.js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60" calcext:value-type="float">
            <text:p>660</text:p>
          </table:table-cell>
          <table:table-cell table:number-columns-repeated="6"/>
          <table:table-cell office:value-type="string" calcext:value-type="string">
            <text:p>https://cutralco.datosoficiales.com/resultados/CC/3/660/INT.j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61" calcext:value-type="float">
            <text:p>661</text:p>
          </table:table-cell>
          <table:table-cell table:number-columns-repeated="6"/>
          <table:table-cell office:value-type="string" calcext:value-type="string">
            <text:p>https://cutralco.datosoficiales.com/resultados/CC/3/661/INT.j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662" calcext:value-type="float">
            <text:p>662</text:p>
          </table:table-cell>
          <table:table-cell table:number-columns-repeated="6"/>
          <table:table-cell office:value-type="string" calcext:value-type="string">
            <text:p>https://cutralco.datosoficiales.com/resultados/CC/11/662/INT.j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663" calcext:value-type="float">
            <text:p>663</text:p>
          </table:table-cell>
          <table:table-cell table:number-columns-repeated="6"/>
          <table:table-cell office:value-type="string" calcext:value-type="string">
            <text:p>https://cutralco.datosoficiales.com/resultados/CC/11/663/INT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664" calcext:value-type="float">
            <text:p>664</text:p>
          </table:table-cell>
          <table:table-cell table:number-columns-repeated="6"/>
          <table:table-cell office:value-type="string" calcext:value-type="string">
            <text:p>https://cutralco.datosoficiales.com/resultados/CC/11/664/INT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30:02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cutralco.datosoficiales.com/resultados/CC/11/665/INT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0:01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office:value-type="string" calcext:value-type="string">
            <text:p>https://cutralco.datosoficiales.com/resultados/CC/15/666/INT.js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0:01</text:p>
          </table:table-cell>
          <table:table-cell office:value-type="float" office:value="667" calcext:value-type="float">
            <text:p>667</text:p>
          </table:table-cell>
          <table:table-cell table:number-columns-repeated="6"/>
          <table:table-cell office:value-type="string" calcext:value-type="string">
            <text:p>https://cutralco.datosoficiales.com/resultados/CC/15/667/INT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0:01</text:p>
          </table:table-cell>
          <table:table-cell office:value-type="float" office:value="668" calcext:value-type="float">
            <text:p>668</text:p>
          </table:table-cell>
          <table:table-cell table:number-columns-repeated="6"/>
          <table:table-cell office:value-type="string" calcext:value-type="string">
            <text:p>https://cutralco.datosoficiales.com/resultados/CC/15/668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0:01</text:p>
          </table:table-cell>
          <table:table-cell office:value-type="float" office:value="669" calcext:value-type="float">
            <text:p>669</text:p>
          </table:table-cell>
          <table:table-cell table:number-columns-repeated="6"/>
          <table:table-cell office:value-type="string" calcext:value-type="string">
            <text:p>https://cutralco.datosoficiales.com/resultados/CC/15/669/INT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0:01</text:p>
          </table:table-cell>
          <table:table-cell office:value-type="float" office:value="670" calcext:value-type="float">
            <text:p>670</text:p>
          </table:table-cell>
          <table:table-cell table:number-columns-repeated="6"/>
          <table:table-cell office:value-type="string" calcext:value-type="string">
            <text:p>https://cutralco.datosoficiales.com/resultados/CC/15/670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71" calcext:value-type="float">
            <text:p>671</text:p>
          </table:table-cell>
          <table:table-cell table:number-columns-repeated="6"/>
          <table:table-cell office:value-type="string" calcext:value-type="string">
            <text:p>https://cutralco.datosoficiales.com/resultados/CC/15/671/INT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office:value-type="string" calcext:value-type="string">
            <text:p>https://cutralco.datosoficiales.com/resultados/CC/15/672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string" calcext:value-type="string">
            <text:p>https://cutralco.datosoficiales.com/resultados/CC/15/673/INT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74" calcext:value-type="float">
            <text:p>674</text:p>
          </table:table-cell>
          <table:table-cell table:number-columns-repeated="6"/>
          <table:table-cell office:value-type="string" calcext:value-type="string">
            <text:p>https://cutralco.datosoficiales.com/resultados/CC/15/674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string" calcext:value-type="string">
            <text:p>https://cutralco.datosoficiales.com/resultados/CC/13/675/INT.j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35:01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13/676/INT.js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string" calcext:value-type="string">
            <text:p>https://cutralco.datosoficiales.com/resultados/CC/13/677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string" calcext:value-type="string">
            <text:p>https://cutralco.datosoficiales.com/resultados/CC/13/678/INT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string" calcext:value-type="string">
            <text:p>https://cutralco.datosoficiales.com/resultados/CC/13/679/INT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office:value-type="string" calcext:value-type="string">
            <text:p>https://cutralco.datosoficiales.com/resultados/CC/13/680/INT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681" calcext:value-type="float">
            <text:p>681</text:p>
          </table:table-cell>
          <table:table-cell table:number-columns-repeated="6"/>
          <table:table-cell office:value-type="string" calcext:value-type="string">
            <text:p>https://cutralco.datosoficiales.com/resultados/CC/4/681/INT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30:02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4/682/INT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string" calcext:value-type="string">
            <text:p>https://cutralco.datosoficiales.com/resultados/CC/4/683/INT.json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string" calcext:value-type="string">
            <text:p>https://cutralco.datosoficiales.com/resultados/CC/4/684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10:01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4/685/INT.j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7-23 19:35:01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ttps://cutralco.datosoficiales.com/resultados/CC/4/686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05:01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2/687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string" calcext:value-type="string">
            <text:p>https://cutralco.datosoficiales.com/resultados/CC/2/688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689" calcext:value-type="float">
            <text:p>689</text:p>
          </table:table-cell>
          <table:table-cell table:number-columns-repeated="6"/>
          <table:table-cell office:value-type="string" calcext:value-type="string">
            <text:p>https://cutralco.datosoficiales.com/resultados/CC/2/689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string" calcext:value-type="string">
            <text:p>https://cutralco.datosoficiales.com/resultados/CC/2/690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0:01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string" calcext:value-type="string">
            <text:p>https://cutralco.datosoficiales.com/resultados/CC/2/691/INT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25:01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ttps://cutralco.datosoficiales.com/resultados/CC/6/692/INT.j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string" calcext:value-type="string">
            <text:p>https://cutralco.datosoficiales.com/resultados/CC/6/693/INT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20:05:01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string" calcext:value-type="string">
            <text:p>https://cutralco.datosoficiales.com/resultados/CC/6/694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45:01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string" calcext:value-type="string">
            <text:p>https://cutralco.datosoficiales.com/resultados/CC/6/695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40:01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string" calcext:value-type="string">
            <text:p>https://cutralco.datosoficiales.com/resultados/CC/6/696/INT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string" calcext:value-type="string">
            <text:p>https://cutralco.datosoficiales.com/resultados/CC/6/697/INT.js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45:01</text:p>
          </table:table-cell>
          <table:table-cell office:value-type="float" office:value="698" calcext:value-type="float">
            <text:p>698</text:p>
          </table:table-cell>
          <table:table-cell table:number-columns-repeated="6"/>
          <table:table-cell office:value-type="string" calcext:value-type="string">
            <text:p>https://cutralco.datosoficiales.com/resultados/CC/7/698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50:01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office:value-type="string" calcext:value-type="string">
            <text:p>https://cutralco.datosoficiales.com/resultados/CC/7/699/INT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45:01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string" calcext:value-type="string">
            <text:p>https://cutralco.datosoficiales.com/resultados/CC/7/700/INT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50:01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office:value-type="string" calcext:value-type="string">
            <text:p>https://cutralco.datosoficiales.com/resultados/CC/7/701/INT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50:01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7/702/INT.js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50:01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string" calcext:value-type="string">
            <text:p>https://cutralco.datosoficiales.com/resultados/CC/7/703/INT.js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string" calcext:value-type="string">
            <text:p>https://cutralco.datosoficiales.com/resultados/CC/14/704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string" calcext:value-type="string">
            <text:p>https://cutralco.datosoficiales.com/resultados/CC/14/705/INT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5:01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string" calcext:value-type="string">
            <text:p>https://cutralco.datosoficiales.com/resultados/CC/14/706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45:01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string" calcext:value-type="string">
            <text:p>https://cutralco.datosoficiales.com/resultados/CC/14/707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string" calcext:value-type="string">
            <text:p>https://cutralco.datosoficiales.com/resultados/CC/14/708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50:01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cutralco.datosoficiales.com/resultados/CC/8/709/INT.js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50:01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cutralco.datosoficiales.com/resultados/CC/8/710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7-23 19:50:01</text:p>
          </table:table-cell>
          <table:table-cell office:value-type="float" office:value="711" calcext:value-type="float">
            <text:p>7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cutralco.datosoficiales.com/resultados/CC/8/711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50:01</text:p>
          </table:table-cell>
          <table:table-cell office:value-type="float" office:value="712" calcext:value-type="float">
            <text:p>712</text:p>
          </table:table-cell>
          <table:table-cell table:number-columns-repeated="6"/>
          <table:table-cell office:value-type="string" calcext:value-type="string">
            <text:p>https://cutralco.datosoficiales.com/resultados/CC/8/712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7-23 19:50:01</text:p>
          </table:table-cell>
          <table:table-cell office:value-type="float" office:value="713" calcext:value-type="float">
            <text:p>7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ttps://cutralco.datosoficiales.com/resultados/CC/8/713/INT.j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0:01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office:value-type="string" calcext:value-type="string">
            <text:p>https://cutralco.datosoficiales.com/resultados/CC/10/714/INT.js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20:01</text:p>
          </table:table-cell>
          <table:table-cell office:value-type="float" office:value="715" calcext:value-type="float">
            <text:p>715</text:p>
          </table:table-cell>
          <table:table-cell table:number-columns-repeated="6"/>
          <table:table-cell office:value-type="string" calcext:value-type="string">
            <text:p>https://cutralco.datosoficiales.com/resultados/CC/9/715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0:01</text:p>
          </table:table-cell>
          <table:table-cell office:value-type="float" office:value="716" calcext:value-type="float">
            <text:p>716</text:p>
          </table:table-cell>
          <table:table-cell table:number-columns-repeated="6"/>
          <table:table-cell office:value-type="string" calcext:value-type="string">
            <text:p>https://cutralco.datosoficiales.com/resultados/CC/9/716/INT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25:01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string" calcext:value-type="string">
            <text:p>https://cutralco.datosoficiales.com/resultados/CC/9/717/INT.j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05:01</text:p>
          </table:table-cell>
          <table:table-cell office:value-type="float" office:value="718" calcext:value-type="float">
            <text:p>718</text:p>
          </table:table-cell>
          <table:table-cell table:number-columns-repeated="6"/>
          <table:table-cell office:value-type="string" calcext:value-type="string">
            <text:p>https://cutralco.datosoficiales.com/resultados/CC/9/718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25:01</text:p>
          </table:table-cell>
          <table:table-cell office:value-type="float" office:value="719" calcext:value-type="float">
            <text:p>719</text:p>
          </table:table-cell>
          <table:table-cell table:number-columns-repeated="6"/>
          <table:table-cell office:value-type="string" calcext:value-type="string">
            <text:p>https://cutralco.datosoficiales.com/resultados/CC/9/719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20" calcext:value-type="float">
            <text:p>720</text:p>
          </table:table-cell>
          <table:table-cell table:number-columns-repeated="6"/>
          <table:table-cell office:value-type="string" calcext:value-type="string">
            <text:p>https://cutralco.datosoficiales.com/resultados/CC/9/720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0:01</text:p>
          </table:table-cell>
          <table:table-cell office:value-type="float" office:value="721" calcext:value-type="float">
            <text:p>721</text:p>
          </table:table-cell>
          <table:table-cell table:number-columns-repeated="6"/>
          <table:table-cell office:value-type="string" calcext:value-type="string">
            <text:p>https://cutralco.datosoficiales.com/resultados/CC/9/721/INT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23" calcext:value-type="float">
            <text:p>723</text:p>
          </table:table-cell>
          <table:table-cell table:number-columns-repeated="6"/>
          <table:table-cell office:value-type="string" calcext:value-type="string">
            <text:p>https://cutralco.datosoficiales.com/resultados/CC/1/723/INT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24" calcext:value-type="float">
            <text:p>724</text:p>
          </table:table-cell>
          <table:table-cell table:number-columns-repeated="6"/>
          <table:table-cell office:value-type="string" calcext:value-type="string">
            <text:p>https://cutralco.datosoficiales.com/resultados/CC/1/724/INT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string" calcext:value-type="string">
            <text:p>https://cutralco.datosoficiales.com/resultados/CC/1/725/INT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26" calcext:value-type="float">
            <text:p>726</text:p>
          </table:table-cell>
          <table:table-cell table:number-columns-repeated="6"/>
          <table:table-cell office:value-type="string" calcext:value-type="string">
            <text:p>https://cutralco.datosoficiales.com/resultados/CC/1/726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5:01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string" calcext:value-type="string">
            <text:p>https://cutralco.datosoficiales.com/resultados/CC/1/727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5:01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office:value-type="string" calcext:value-type="string">
            <text:p>https://cutralco.datosoficiales.com/resultados/CC/16/728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office:value-type="string" calcext:value-type="string">
            <text:p>https://cutralco.datosoficiales.com/resultados/CC/16/729/INT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5:01</text:p>
          </table:table-cell>
          <table:table-cell office:value-type="float" office:value="730" calcext:value-type="float">
            <text:p>730</text:p>
          </table:table-cell>
          <table:table-cell table:number-columns-repeated="6"/>
          <table:table-cell office:value-type="string" calcext:value-type="string">
            <text:p>https://cutralco.datosoficiales.com/resultados/CC/16/730/INT.js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5:01</text:p>
          </table:table-cell>
          <table:table-cell office:value-type="float" office:value="731" calcext:value-type="float">
            <text:p>731</text:p>
          </table:table-cell>
          <table:table-cell table:number-columns-repeated="6"/>
          <table:table-cell office:value-type="string" calcext:value-type="string">
            <text:p>https://cutralco.datosoficiales.com/resultados/CC/16/731/INT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2" calcext:value-type="float">
            <text:p>732</text:p>
          </table:table-cell>
          <table:table-cell table:number-columns-repeated="6"/>
          <table:table-cell office:value-type="string" calcext:value-type="string">
            <text:p>https://cutralco.datosoficiales.com/resultados/CC/16/732/INT.js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8:55:01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office:value-type="string" calcext:value-type="string">
            <text:p>https://cutralco.datosoficiales.com/resultados/CC/16/733/INT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4" calcext:value-type="float">
            <text:p>734</text:p>
          </table:table-cell>
          <table:table-cell table:number-columns-repeated="6"/>
          <table:table-cell office:value-type="string" calcext:value-type="string">
            <text:p>https://cutralco.datosoficiales.com/resultados/CC/12/734/INT.js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string" calcext:value-type="string">
            <text:p>https://cutralco.datosoficiales.com/resultados/CC/12/735/INT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6" calcext:value-type="float">
            <text:p>736</text:p>
          </table:table-cell>
          <table:table-cell table:number-columns-repeated="6"/>
          <table:table-cell office:value-type="string" calcext:value-type="string">
            <text:p>https://cutralco.datosoficiales.com/resultados/CC/12/736/INT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office:value-type="string" calcext:value-type="string">
            <text:p>https://cutralco.datosoficiales.com/resultados/CC/12/737/INT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string" calcext:value-type="string">
            <text:p>https://cutralco.datosoficiales.com/resultados/CC/12/738/INT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10:01</text:p>
          </table:table-cell>
          <table:table-cell office:value-type="float" office:value="739" calcext:value-type="float">
            <text:p>739</text:p>
          </table:table-cell>
          <table:table-cell table:number-columns-repeated="6"/>
          <table:table-cell office:value-type="string" calcext:value-type="string">
            <text:p>https://cutralco.datosoficiales.com/resultados/CC/12/739/INT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-07-23 19:30:0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string" calcext:value-type="string">
            <text:p>https://cutralco.datosoficiales.com/resultados/CC/11/800/INT.json</text:p>
          </table:table-cell>
        </table:table-row>
        <table:table-row table:style-name="ro1">
          <table:table-cell table:number-columns-repeated="20"/>
          <table:table-cell table:formula="of:=SUM([.U2:.U88])" office:value-type="float" office:value="574" calcext:value-type="float">
            <text:p>57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formula="of:=+[.U90]+[.U89]" office:value-type="float" office:value="579" calcext:value-type="float">
            <text:p>579</text:p>
          </table:table-cell>
          <table:table-cell table:number-columns-repeated="2"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intcco2023.A1:intcco2023.AF88" table:display-filter-buttons="true">
          <table:sort>
            <table:sort-by table:field-number="2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6T21:16:27.046576827</dc:date>
    <meta:editing-duration>PT3H33M21S</meta:editing-duration>
    <meta:editing-cycles>2</meta:editing-cycles>
    <meta:generator>LibreOffice/7.5.4.2$Linux_X86_64 LibreOffice_project/50$Build-2</meta:generator>
    <meta:document-statistic meta:table-count="1" meta:cell-count="2313" meta:object-count="0"/>
  </office:meta>
</office:document-meta>
</file>